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="0.039cm double #000000" style:border-line-width="0.002cm 0.035cm 0.002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12"/>
    <style:style style:name="ce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</style:style>
    <style:style style:name="ce8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 style:data-style-name="N106">
      <style:table-cell-properties fo:border="0.002cm solid #000000"/>
    </style:style>
    <style:style style:name="ce11" style:family="table-cell" style:parent-style-name="Default" style:data-style-name="N106"/>
    <style:style style:name="ce12" style:family="table-cell" style:parent-style-name="Default" style:data-style-name="N107">
      <style:table-cell-properties fo:border="0.002cm solid #000000"/>
    </style:style>
    <style:style style:name="ce13" style:family="table-cell" style:parent-style-name="Default" style:data-style-name="N109">
      <style:table-cell-properties fo:border="0.002cm solid #000000"/>
    </style:style>
    <style:style style:name="ce14" style:family="table-cell" style:parent-style-name="Default" style:data-style-name="N110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3"/>
        <table:table-column table:style-name="co2" table:default-cell-style-name="ce5"/>
        <table:table-column table:style-name="co1" table:default-cell-style-name="ce3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style-name="Default"/>
          <table:table-cell table:style-name="ce4"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" office:value-type="string">
            <text:p>m</text:p>
          </table:table-cell>
          <table:table-cell table:style-name="ce6" office:value-type="float" office:value="4.47">
            <text:p>4,47</text:p>
          </table:table-cell>
          <table:table-cell table:style-name="Default"/>
          <table:table-cell table:style-name="ce1" office:value-type="string">
            <text:p>g</text:p>
          </table:table-cell>
          <table:table-cell table:style-name="ce9" office:value-type="float" office:value="9.81">
            <text:p>9,81</text:p>
          </table:table-cell>
          <table:table-cell/>
          <table:table-cell table:style-name="ce1" office:value-type="string">
            <text:p>G</text:p>
          </table:table-cell>
          <table:table-cell table:style-name="ce6" table:formula="of:=[.C3]*[.F3]" office:value-type="float" office:value="43.8507">
            <text:p>43,8507</text:p>
          </table:table-cell>
          <table:table-cell/>
          <table:table-cell table:style-name="ce4" table:number-columns-repeated="4"/>
          <table:table-cell table:number-columns-repeated="3"/>
          <table:table-cell>
            <draw:frame table:end-cell-address="Tabelle1.Y23" table:end-x="1.795cm" table:end-y="0.141cm" draw:z-index="0" draw:style-name="gr1" svg:width="15.999cm" svg:height="8.999cm" svg:x="1.603cm" svg:y="0.174cm">
              <draw:object draw:notify-on-update-of-ranges="Tabelle1.Q7:Tabelle1.Q7 Tabelle1.Q8:Tabelle1.Q45 Tabelle1.P8:Tabelle1.P4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Default"/>
          <table:table-cell table:style-name="ce1" office:value-type="string">
            <text:p>Sm</text:p>
          </table:table-cell>
          <table:table-cell table:style-name="ce6" office:value-type="float" office:value="0.01">
            <text:p>0,01</text:p>
          </table:table-cell>
          <table:table-cell table:style-name="Default"/>
          <table:table-cell table:style-name="ce1" office:value-type="string">
            <text:p>Sg</text:p>
          </table:table-cell>
          <table:table-cell table:style-name="ce6" office:value-type="float" office:value="0.01">
            <text:p>0,01</text:p>
          </table:table-cell>
          <table:table-cell/>
          <table:table-cell table:style-name="ce1" office:value-type="string">
            <text:p>SG</text:p>
          </table:table-cell>
          <table:table-cell table:style-name="ce6" table:formula="of:=SQRT(([.C4]/[.C3])^2+([.F4]/[.F3])^2)*[.I3]" office:value-type="float" office:value="0.107803988794478">
            <text:p>0,1078039888</text:p>
          </table:table-cell>
          <table:table-cell/>
          <table:table-cell table:style-name="ce4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table:number-columns-repeated="2"/>
          <table:table-cell table:style-name="Default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4"/>
          <table:table-cell table:number-columns-repeated="4"/>
        </table:table-row>
        <table:table-row table:style-name="ro1">
          <table:table-cell table:style-name="ce1" office:value-type="string">
            <text:p>Fehler</text:p>
          </table:table-cell>
          <table:table-cell table:style-name="ce1" office:value-type="float" office:value="0.2">
            <text:p>0,2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">
            <text:p>0,5</text:p>
          </table:table-cell>
          <table:table-cell table:style-name="ce6" office:value-type="float" office:value="0.1">
            <text:p>0,1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Index</text:p>
          </table:table-cell>
          <table:table-cell table:style-name="ce2" office:value-type="string">
            <text:p>np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nf</text:p>
          </table:table-cell>
          <table:table-cell table:style-name="ce2" office:value-type="string">
            <text:p>Tf</text:p>
          </table:table-cell>
          <table:table-cell table:style-name="ce2" office:value-type="string">
            <text:p>r</text:p>
          </table:table-cell>
          <table:table-cell/>
          <table:table-cell table:style-name="ce3" office:value-type="string">
            <text:p>wp =2pi/Tp/np</text:p>
          </table:table-cell>
          <table:table-cell table:style-name="ce3" office:value-type="string">
            <text:p>Wf = 2*pi/Tf/nf</text:p>
          </table:table-cell>
          <table:table-cell table:style-name="ce3" office:value-type="string">
            <text:p>Swp</text:p>
          </table:table-cell>
          <table:table-cell table:style-name="ce3" office:value-type="string">
            <text:p>Swf</text:p>
          </table:table-cell>
          <table:table-cell/>
          <table:table-cell table:style-name="ce3" office:value-type="string">
            <text:p>wp*wf/G</text:p>
          </table:table-cell>
          <table:table-cell table:style-name="ce3" office:value-type="string">
            <text:p>S(wp*wf/G)</text:p>
          </table:table-cell>
          <table:table-cell/>
          <table:table-cell office:value-type="string">
            <text:p>Mittelwert wp*wf/G</text:p>
          </table:table-cell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15.59">
            <text:p>15,59</text:p>
          </table:table-cell>
          <table:table-cell office:value-type="float" office:value="10">
            <text:p>10</text:p>
          </table:table-cell>
          <table:table-cell table:style-name="ce3" office:value-type="float" office:value="6.08">
            <text:p>6,08</text:p>
          </table:table-cell>
          <table:table-cell table:style-name="ce3" office:value-type="float" office:value="9">
            <text:p>9</text:p>
          </table:table-cell>
          <table:table-cell/>
          <table:table-cell table:style-name="ce10" table:formula="of:=2*PI()/[.C8]/[.B8]" office:value-type="float" office:value="0.134342213110532">
            <text:p>0,1343</text:p>
          </table:table-cell>
          <table:table-cell table:style-name="ce10" table:formula="of:=2*PI()/[.E8]/[.D8]" office:value-type="float" office:value="0.103341863604927">
            <text:p>0,1033</text:p>
          </table:table-cell>
          <table:table-cell table:style-name="ce12" table:formula="of:=[.H8]*SQRT(([.$B$6]/[.B8])^2+([.$C$6]/[.C8])^2)" office:value-type="float" office:value="0.0099386433040628">
            <text:p>0,010</text:p>
          </table:table-cell>
          <table:table-cell table:style-name="ce12" table:formula="of:=[.I8]*SQRT(([.$D$6]/[.D8])^2+([.$E$6]/[.E8])^2)" office:value-type="float" office:value="0.0133798376223451">
            <text:p>0,013</text:p>
          </table:table-cell>
          <table:table-cell/>
          <table:table-cell table:style-name="ce13" table:formula="of:=[.H8]*[.I8]/[.$I$3]" office:value-type="float" office:value="0.000316600981595566">
            <text:p>0,0003166</text:p>
          </table:table-cell>
          <table:table-cell table:style-name="ce14" table:formula="of:=[.M8]*SQRT(([.J8]/[.H8])^2+([.K8]/[.I8])^2+([.$I$4]/[.$I$3])^2)" office:value-type="float" office:value="0.0000472170742314386">
            <text:p>0,000047</text:p>
          </table:table-cell>
          <table:table-cell/>
          <table:table-cell table:formula="of:=AVERAGE([.M8:.M11])" office:value-type="float" office:value="0.000237830761950403">
            <text:p>0,0002378308</text:p>
          </table:table-cell>
          <table:table-cell table:style-name="ce3" office:value-type="float" office:value="9">
            <text:p>9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8" office:value-type="float" office:value="12.78">
            <text:p>12,78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8.1">
            <text:p>8,1</text:p>
          </table:table-cell>
          <table:table-cell table:style-name="ce3" office:value-type="float" office:value="9">
            <text:p>9</text:p>
          </table:table-cell>
          <table:table-cell/>
          <table:table-cell table:style-name="ce10" table:formula="of:=2*PI()/[.C9]/[.B9]" office:value-type="float" office:value="0.245821021407652">
            <text:p>0,2458</text:p>
          </table:table-cell>
          <table:table-cell table:style-name="ce10" table:formula="of:=2*PI()/[.E9]/[.D9]" office:value-type="float" office:value="0.0387850944887629">
            <text:p>0,0388</text:p>
          </table:table-cell>
          <table:table-cell table:style-name="ce12" table:formula="of:=[.H9]*SQRT(([.$B$6]/[.B9])^2+([.$C$6]/[.C9])^2)" office:value-type="float" office:value="0.0263964834244669">
            <text:p>0,026</text:p>
          </table:table-cell>
          <table:table-cell table:style-name="ce12" table:formula="of:=[.I9]*SQRT(([.$D$6]/[.D9])^2+([.$E$6]/[.E9])^2)" office:value-type="float" office:value="0.00308101007061275">
            <text:p>0,003</text:p>
          </table:table-cell>
          <table:table-cell/>
          <table:table-cell table:style-name="ce13" table:formula="of:=[.H9]*[.I9]/[.$I$3]" office:value-type="float" office:value="0.000217423930350484">
            <text:p>0,0002174</text:p>
          </table:table-cell>
          <table:table-cell table:style-name="ce14" table:formula="of:=[.M9]*SQRT(([.J9]/[.H9])^2+([.K9]/[.I9])^2+([.$I$4]/[.$I$3])^2)" office:value-type="float" office:value="0.0000290463212106146">
            <text:p>0,000029</text:p>
          </table:table-cell>
          <table:table-cell table:number-columns-repeated="2"/>
          <table:table-cell table:style-name="ce3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10.24">
            <text:p>10,24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0.55">
            <text:p>10,55</text:p>
          </table:table-cell>
          <table:table-cell table:style-name="ce3" office:value-type="float" office:value="9">
            <text:p>9</text:p>
          </table:table-cell>
          <table:table-cell/>
          <table:table-cell table:style-name="ce10" table:formula="of:=2*PI()/[.C10]/[.B10]" office:value-type="float" office:value="0.306796157577128">
            <text:p>0,3068</text:p>
          </table:table-cell>
          <table:table-cell table:style-name="ce10" table:formula="of:=2*PI()/[.E10]/[.D10]" office:value-type="float" office:value="0.0297781294179127">
            <text:p>0,0298</text:p>
          </table:table-cell>
          <table:table-cell table:style-name="ce12" table:formula="of:=[.H10]*SQRT(([.$B$6]/[.B10])^2+([.$C$6]/[.C10])^2)" office:value-type="float" office:value="0.034141582356791">
            <text:p>0,034</text:p>
          </table:table-cell>
          <table:table-cell table:style-name="ce12" table:formula="of:=[.I10]*SQRT(([.$D$6]/[.D10])^2+([.$E$6]/[.E10])^2)" office:value-type="float" office:value="0.00205147994376182">
            <text:p>0,002</text:p>
          </table:table-cell>
          <table:table-cell/>
          <table:table-cell table:style-name="ce13" table:formula="of:=[.H10]*[.I10]/[.$I$3]" office:value-type="float" office:value="0.000208339107135121">
            <text:p>0,0002083</text:p>
          </table:table-cell>
          <table:table-cell table:style-name="ce14" table:formula="of:=[.M10]*SQRT(([.J10]/[.H10])^2+([.K10]/[.I10])^2+([.$I$4]/[.$I$3])^2)" office:value-type="float" office:value="0.0000272728231519189">
            <text:p>0,000027</text:p>
          </table:table-cell>
          <table:table-cell table:number-columns-repeated="2"/>
          <table:table-cell table:style-name="ce3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11.35">
            <text:p>11,35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9.49">
            <text:p>9,49</text:p>
          </table:table-cell>
          <table:table-cell table:style-name="ce3" office:value-type="float" office:value="9">
            <text:p>9</text:p>
          </table:table-cell>
          <table:table-cell/>
          <table:table-cell table:style-name="ce10" table:formula="of:=2*PI()/[.C11]/[.B11]" office:value-type="float" office:value="0.276792304281039">
            <text:p>0,2768</text:p>
          </table:table-cell>
          <table:table-cell table:style-name="ce10" table:formula="of:=2*PI()/[.E11]/[.D11]" office:value-type="float" office:value="0.0331042429250768">
            <text:p>0,0331</text:p>
          </table:table-cell>
          <table:table-cell table:style-name="ce12" table:formula="of:=[.H11]*SQRT(([.$B$6]/[.B11])^2+([.$C$6]/[.C11])^2)" office:value-type="float" office:value="0.0302460093697289">
            <text:p>0,030</text:p>
          </table:table-cell>
          <table:table-cell table:style-name="ce12" table:formula="of:=[.I11]*SQRT(([.$D$6]/[.D11])^2+([.$E$6]/[.E11])^2)" office:value-type="float" office:value="0.00240454510949374">
            <text:p>0,002</text:p>
          </table:table-cell>
          <table:table-cell/>
          <table:table-cell table:style-name="ce13" table:formula="of:=[.H11]*[.I11]/[.$I$3]" office:value-type="float" office:value="0.000208959028720438">
            <text:p>0,0002090</text:p>
          </table:table-cell>
          <table:table-cell table:style-name="ce14" table:formula="of:=[.M11]*SQRT(([.J11]/[.H11])^2+([.K11]/[.I11])^2+([.$I$4]/[.$I$3])^2)" office:value-type="float" office:value="0.0000274227361596999">
            <text:p>0,000027</text:p>
          </table:table-cell>
          <table:table-cell table:number-columns-repeated="2"/>
          <table:table-cell table:style-name="ce3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office:value-type="float" office:value="13.84">
            <text:p>13,84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0.55">
            <text:p>10,55</text:p>
          </table:table-cell>
          <table:table-cell table:style-name="ce3" office:value-type="float" office:value="8">
            <text:p>8</text:p>
          </table:table-cell>
          <table:table-cell/>
          <table:table-cell table:style-name="ce10" table:formula="of:=2*PI()/[.C12]/[.B12]" office:value-type="float" office:value="0.226993688843193">
            <text:p>0,2270</text:p>
          </table:table-cell>
          <table:table-cell table:style-name="ce10" table:formula="of:=2*PI()/[.E12]/[.D12]" office:value-type="float" office:value="0.0297781294179127">
            <text:p>0,0298</text:p>
          </table:table-cell>
          <table:table-cell table:style-name="ce12" table:formula="of:=[.H12]*SQRT(([.$B$6]/[.B12])^2+([.$C$6]/[.C12])^2)" office:value-type="float" office:value="0.0241352818201644">
            <text:p>0,024</text:p>
          </table:table-cell>
          <table:table-cell table:style-name="ce12" table:formula="of:=[.I12]*SQRT(([.$D$6]/[.D12])^2+([.$E$6]/[.E12])^2)" office:value-type="float" office:value="0.00205147994376182">
            <text:p>0,002</text:p>
          </table:table-cell>
          <table:table-cell/>
          <table:table-cell table:style-name="ce13" table:formula="of:=[.H12]*[.I12]/[.$I$3]" office:value-type="float" office:value="0.000154146853834078">
            <text:p>0,0001541</text:p>
          </table:table-cell>
          <table:table-cell table:style-name="ce14" table:formula="of:=[.M12]*SQRT(([.J12]/[.H12])^2+([.K12]/[.I12])^2+([.$I$4]/[.$I$3])^2)" office:value-type="float" office:value="0.0000195331175535872">
            <text:p>0,000020</text:p>
          </table:table-cell>
          <table:table-cell/>
          <table:table-cell table:formula="of:=AVERAGE([.M12:.M15])" office:value-type="float" office:value="0.00015960102778132">
            <text:p>0,000159601</text:p>
          </table:table-cell>
          <table:table-cell table:style-name="ce3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3" office:value-type="float" office:value="14.2">
            <text:p>14,2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0.25">
            <text:p>10,25</text:p>
          </table:table-cell>
          <table:table-cell table:style-name="ce3" office:value-type="float" office:value="8">
            <text:p>8</text:p>
          </table:table-cell>
          <table:table-cell/>
          <table:table-cell table:style-name="ce10" table:formula="of:=2*PI()/[.C13]/[.B13]" office:value-type="float" office:value="0.221238919266887">
            <text:p>0,2212</text:p>
          </table:table-cell>
          <table:table-cell table:style-name="ce10" table:formula="of:=2*PI()/[.E13]/[.D13]" office:value-type="float" office:value="0.0306496844252663">
            <text:p>0,0306</text:p>
          </table:table-cell>
          <table:table-cell table:style-name="ce12" table:formula="of:=[.H13]*SQRT(([.$B$6]/[.B13])^2+([.$C$6]/[.C13])^2)" office:value-type="float" office:value="0.0234553255249104">
            <text:p>0,023</text:p>
          </table:table-cell>
          <table:table-cell table:style-name="ce12" table:formula="of:=[.I13]*SQRT(([.$D$6]/[.D13])^2+([.$E$6]/[.E13])^2)" office:value-type="float" office:value="0.002140993112131">
            <text:p>0,002</text:p>
          </table:table-cell>
          <table:table-cell/>
          <table:table-cell table:style-name="ce13" table:formula="of:=[.H13]*[.I13]/[.$I$3]" office:value-type="float" office:value="0.000154636141683418">
            <text:p>0,0001546</text:p>
          </table:table-cell>
          <table:table-cell table:style-name="ce14" table:formula="of:=[.M13]*SQRT(([.J13]/[.H13])^2+([.K13]/[.I13])^2+([.$I$4]/[.$I$3])^2)" office:value-type="float" office:value="0.0000196366062441899">
            <text:p>0,000020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office:value-type="float" office:value="14.49">
            <text:p>14,49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9.42">
            <text:p>9,42</text:p>
          </table:table-cell>
          <table:table-cell table:style-name="ce3" office:value-type="float" office:value="8">
            <text:p>8</text:p>
          </table:table-cell>
          <table:table-cell/>
          <table:table-cell table:style-name="ce10" table:formula="of:=2*PI()/[.C14]/[.B14]" office:value-type="float" office:value="0.216811087204265">
            <text:p>0,2168</text:p>
          </table:table-cell>
          <table:table-cell table:style-name="ce10" table:formula="of:=2*PI()/[.E14]/[.D14]" office:value-type="float" office:value="0.0333502404839681">
            <text:p>0,0334</text:p>
          </table:table-cell>
          <table:table-cell table:style-name="ce12" table:formula="of:=[.H14]*SQRT(([.$B$6]/[.B14])^2+([.$C$6]/[.C14])^2)" office:value-type="float" office:value="0.0229356029087666">
            <text:p>0,023</text:p>
          </table:table-cell>
          <table:table-cell table:style-name="ce12" table:formula="of:=[.I14]*SQRT(([.$D$6]/[.D14])^2+([.$E$6]/[.E14])^2)" office:value-type="float" office:value="0.00243190107622787">
            <text:p>0,002</text:p>
          </table:table-cell>
          <table:table-cell/>
          <table:table-cell table:style-name="ce13" table:formula="of:=[.H14]*[.I14]/[.$I$3]" office:value-type="float" office:value="0.000164893648171017">
            <text:p>0,0001649</text:p>
          </table:table-cell>
          <table:table-cell table:style-name="ce14" table:formula="of:=[.M14]*SQRT(([.J14]/[.H14])^2+([.K14]/[.I14])^2+([.$I$4]/[.$I$3])^2)" office:value-type="float" office:value="0.0000211900075497541">
            <text:p>0,000021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3" office:value-type="float" office:value="13.05">
            <text:p>13,05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0.47">
            <text:p>10,47</text:p>
          </table:table-cell>
          <table:table-cell table:style-name="ce3" office:value-type="float" office:value="8">
            <text:p>8</text:p>
          </table:table-cell>
          <table:table-cell/>
          <table:table-cell table:style-name="ce10" table:formula="of:=2*PI()/[.C15]/[.B15]" office:value-type="float" office:value="0.240735069240597">
            <text:p>0,2407</text:p>
          </table:table-cell>
          <table:table-cell table:style-name="ce10" table:formula="of:=2*PI()/[.E15]/[.D15]" office:value-type="float" office:value="0.0300056604927392">
            <text:p>0,0300</text:p>
          </table:table-cell>
          <table:table-cell table:style-name="ce12" table:formula="of:=[.H15]*SQRT(([.$B$6]/[.B15])^2+([.$C$6]/[.C15])^2)" office:value-type="float" office:value="0.0257799903608346">
            <text:p>0,026</text:p>
          </table:table-cell>
          <table:table-cell table:style-name="ce12" table:formula="of:=[.I15]*SQRT(([.$D$6]/[.D15])^2+([.$E$6]/[.E15])^2)" office:value-type="float" office:value="0.00207464505065873">
            <text:p>0,002</text:p>
          </table:table-cell>
          <table:table-cell/>
          <table:table-cell table:style-name="ce13" table:formula="of:=[.H15]*[.I15]/[.$I$3]" office:value-type="float" office:value="0.000164727467436767">
            <text:p>0,0001647</text:p>
          </table:table-cell>
          <table:table-cell table:style-name="ce14" table:formula="of:=[.M15]*SQRT(([.J15]/[.H15])^2+([.K15]/[.I15])^2+([.$I$4]/[.$I$3])^2)" office:value-type="float" office:value="0.0000210016907076622">
            <text:p>0,000021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3" office:value-type="float" office:value="17.18">
            <text:p>17,18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0.97">
            <text:p>10,97</text:p>
          </table:table-cell>
          <table:table-cell table:style-name="ce3" office:value-type="float" office:value="7">
            <text:p>7</text:p>
          </table:table-cell>
          <table:table-cell/>
          <table:table-cell table:style-name="ce10" table:formula="of:=2*PI()/[.C16]/[.B16]" office:value-type="float" office:value="0.182863367496496">
            <text:p>0,1829</text:p>
          </table:table-cell>
          <table:table-cell table:style-name="ce10" table:formula="of:=2*PI()/[.E16]/[.D16]" office:value-type="float" office:value="0.0286380369515934">
            <text:p>0,0286</text:p>
          </table:table-cell>
          <table:table-cell table:style-name="ce12" table:formula="of:=[.H16]*SQRT(([.$B$6]/[.B16])^2+([.$C$6]/[.C16])^2)" office:value-type="float" office:value="0.019045041994387">
            <text:p>0,019</text:p>
          </table:table-cell>
          <table:table-cell table:style-name="ce12" table:formula="of:=[.I16]*SQRT(([.$D$6]/[.D16])^2+([.$E$6]/[.E16])^2)" office:value-type="float" office:value="0.00193755563361943">
            <text:p>0,002</text:p>
          </table:table-cell>
          <table:table-cell/>
          <table:table-cell table:style-name="ce13" table:formula="of:=[.H16]*[.I16]/[.$I$3]" office:value-type="float" office:value="0.000119424498935192">
            <text:p>0,0001194</text:p>
          </table:table-cell>
          <table:table-cell table:style-name="ce14" table:formula="of:=[.M16]*SQRT(([.J16]/[.H16])^2+([.K16]/[.I16])^2+([.$I$4]/[.$I$3])^2)" office:value-type="float" office:value="0.0000148348570516459">
            <text:p>0,000015</text:p>
          </table:table-cell>
          <table:table-cell/>
          <table:table-cell table:formula="of:=AVERAGE([.M16:.M19])" office:value-type="float" office:value="0.000192967717712421">
            <text:p>0,0001929677</text:p>
          </table:table-cell>
          <table:table-cell table:style-name="ce3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3" office:value-type="float" office:value="18.91">
            <text:p>18,91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9.97">
            <text:p>9,97</text:p>
          </table:table-cell>
          <table:table-cell table:style-name="ce3" office:value-type="float" office:value="7">
            <text:p>7</text:p>
          </table:table-cell>
          <table:table-cell/>
          <table:table-cell table:style-name="ce10" table:formula="of:=2*PI()/[.C17]/[.B17]" office:value-type="float" office:value="0.166133931971962">
            <text:p>0,1661</text:p>
          </table:table-cell>
          <table:table-cell table:style-name="ce10" table:formula="of:=2*PI()/[.E17]/[.D17]" office:value-type="float" office:value="0.0315104579096268">
            <text:p>0,0315</text:p>
          </table:table-cell>
          <table:table-cell table:style-name="ce12" table:formula="of:=[.H17]*SQRT(([.$B$6]/[.B17])^2+([.$C$6]/[.C17])^2)" office:value-type="float" office:value="0.0171843276150815">
            <text:p>0,017</text:p>
          </table:table-cell>
          <table:table-cell table:style-name="ce12" table:formula="of:=[.I17]*SQRT(([.$D$6]/[.D17])^2+([.$E$6]/[.E17])^2)" office:value-type="float" office:value="0.00223148061008514">
            <text:p>0,002</text:p>
          </table:table-cell>
          <table:table-cell/>
          <table:table-cell table:style-name="ce13" table:formula="of:=[.H17]*[.I17]/[.$I$3]" office:value-type="float" office:value="0.000119381361546413">
            <text:p>0,0001194</text:p>
          </table:table-cell>
          <table:table-cell table:style-name="ce14" table:formula="of:=[.M17]*SQRT(([.J17]/[.H17])^2+([.K17]/[.I17])^2+([.$I$4]/[.$I$3])^2)" office:value-type="float" office:value="0.0000149680806581022">
            <text:p>0,000015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3" office:value-type="float" office:value="11.6">
            <text:p>11,6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9.41">
            <text:p>9,41</text:p>
          </table:table-cell>
          <table:table-cell table:style-name="ce3" office:value-type="float" office:value="7">
            <text:p>7</text:p>
          </table:table-cell>
          <table:table-cell/>
          <table:table-cell table:style-name="ce10" table:formula="of:=2*PI()/[.C18]/[.B18]" office:value-type="float" office:value="0.541653905791344">
            <text:p>0,5417</text:p>
          </table:table-cell>
          <table:table-cell table:style-name="ce10" table:formula="of:=2*PI()/[.E18]/[.D18]" office:value-type="float" office:value="0.0333856817597215">
            <text:p>0,0334</text:p>
          </table:table-cell>
          <table:table-cell table:style-name="ce12" table:formula="of:=[.H18]*SQRT(([.$B$6]/[.B18])^2+([.$C$6]/[.C18])^2)" office:value-type="float" office:value="0.110818083413282">
            <text:p>0,111</text:p>
          </table:table-cell>
          <table:table-cell table:style-name="ce12" table:formula="of:=[.I18]*SQRT(([.$D$6]/[.D18])^2+([.$E$6]/[.E18])^2)" office:value-type="float" office:value="0.00243585655942967">
            <text:p>0,002</text:p>
          </table:table-cell>
          <table:table-cell/>
          <table:table-cell table:style-name="ce13" table:formula="of:=[.H18]*[.I18]/[.$I$3]" office:value-type="float" office:value="0.000412387599802511">
            <text:p>0,0004124</text:p>
          </table:table-cell>
          <table:table-cell table:style-name="ce14" table:formula="of:=[.M18]*SQRT(([.J18]/[.H18])^2+([.K18]/[.I18])^2+([.$I$4]/[.$I$3])^2)" office:value-type="float" office:value="0.0000895814419674578">
            <text:p>0,000090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3" office:value-type="float" office:value="18.09">
            <text:p>18,09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0.31">
            <text:p>10,31</text:p>
          </table:table-cell>
          <table:table-cell table:style-name="ce3" office:value-type="float" office:value="7">
            <text:p>7</text:p>
          </table:table-cell>
          <table:table-cell/>
          <table:table-cell table:style-name="ce10" table:formula="of:=2*PI()/[.C19]/[.B19]" office:value-type="float" office:value="0.173664602188491">
            <text:p>0,1737</text:p>
          </table:table-cell>
          <table:table-cell table:style-name="ce10" table:formula="of:=2*PI()/[.E19]/[.D19]" office:value-type="float" office:value="0.0304713157477187">
            <text:p>0,0305</text:p>
          </table:table-cell>
          <table:table-cell table:style-name="ce12" table:formula="of:=[.H19]*SQRT(([.$B$6]/[.B19])^2+([.$C$6]/[.C19])^2)" office:value-type="float" office:value="0.0180176052881014">
            <text:p>0,018</text:p>
          </table:table-cell>
          <table:table-cell table:style-name="ce12" table:formula="of:=[.I19]*SQRT(([.$D$6]/[.D19])^2+([.$E$6]/[.E19])^2)" office:value-type="float" office:value="0.00212250174197394">
            <text:p>0,002</text:p>
          </table:table-cell>
          <table:table-cell/>
          <table:table-cell table:style-name="ce13" table:formula="of:=[.H19]*[.I19]/[.$I$3]" office:value-type="float" office:value="0.000120677410565566">
            <text:p>0,0001207</text:p>
          </table:table-cell>
          <table:table-cell table:style-name="ce14" table:formula="of:=[.M19]*SQRT(([.J19]/[.H19])^2+([.K19]/[.I19])^2+([.$I$4]/[.$I$3])^2)" office:value-type="float" office:value="0.0000150831851501955">
            <text:p>0,000015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18.95">
            <text:p>18,95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8.03">
            <text:p>8,03</text:p>
          </table:table-cell>
          <table:table-cell table:style-name="ce3" office:value-type="float" office:value="6">
            <text:p>6</text:p>
          </table:table-cell>
          <table:table-cell/>
          <table:table-cell table:style-name="ce10" table:formula="of:=2*PI()/[.C20]/[.B20]" office:value-type="float" office:value="0.331566506975176">
            <text:p>0,3316</text:p>
          </table:table-cell>
          <table:table-cell table:style-name="ce10" table:formula="of:=2*PI()/[.E20]/[.D20]" office:value-type="float" office:value="0.0391231961841817">
            <text:p>0,0391</text:p>
          </table:table-cell>
          <table:table-cell table:style-name="ce12" table:formula="of:=[.H20]*SQRT(([.$B$6]/[.B20])^2+([.$C$6]/[.C20])^2)" office:value-type="float" office:value="0.0668878870621437">
            <text:p>0,067</text:p>
          </table:table-cell>
          <table:table-cell table:style-name="ce12" table:formula="of:=[.I20]*SQRT(([.$D$6]/[.D20])^2+([.$E$6]/[.E20])^2)" office:value-type="float" office:value="0.00312425535810353">
            <text:p>0,003</text:p>
          </table:table-cell>
          <table:table-cell/>
          <table:table-cell table:style-name="ce13" table:formula="of:=[.H20]*[.I20]/[.$I$3]" office:value-type="float" office:value="0.000295820625451673">
            <text:p>0,0002958</text:p>
          </table:table-cell>
          <table:table-cell table:style-name="ce14" table:formula="of:=[.M20]*SQRT(([.J20]/[.H20])^2+([.K20]/[.I20])^2+([.$I$4]/[.$I$3])^2)" office:value-type="float" office:value="0.0000641864917068147">
            <text:p>0,000064</text:p>
          </table:table-cell>
          <table:table-cell/>
          <table:table-cell table:formula="of:=AVERAGE([.M20:.M23])" office:value-type="float" office:value="0.000281816007855621">
            <text:p>0,000281816</text:p>
          </table:table-cell>
          <table:table-cell table:style-name="ce3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17.98">
            <text:p>17,98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6">
            <text:p>6</text:p>
          </table:table-cell>
          <table:table-cell/>
          <table:table-cell table:style-name="ce10" table:formula="of:=2*PI()/[.C21]/[.B21]" office:value-type="float" office:value="0.349454132768609">
            <text:p>0,3495</text:p>
          </table:table-cell>
          <table:table-cell table:style-name="ce10" table:formula="of:=2*PI()/[.E21]/[.D21]" office:value-type="float" office:value="0.036530147134765">
            <text:p>0,0365</text:p>
          </table:table-cell>
          <table:table-cell table:style-name="ce12" table:formula="of:=[.H21]*SQRT(([.$B$6]/[.B21])^2+([.$C$6]/[.C21])^2)" office:value-type="float" office:value="0.0705631942187904">
            <text:p>0,071</text:p>
          </table:table-cell>
          <table:table-cell table:style-name="ce12" table:formula="of:=[.I21]*SQRT(([.$D$6]/[.D21])^2+([.$E$6]/[.E21])^2)" office:value-type="float" office:value="0.00280122293864471">
            <text:p>0,003</text:p>
          </table:table-cell>
          <table:table-cell/>
          <table:table-cell table:style-name="ce13" table:formula="of:=[.H21]*[.I21]/[.$I$3]" office:value-type="float" office:value="0.00029111532739247">
            <text:p>0,0002911</text:p>
          </table:table-cell>
          <table:table-cell table:style-name="ce14" table:formula="of:=[.M21]*SQRT(([.J21]/[.H21])^2+([.K21]/[.I21])^2+([.$I$4]/[.$I$3])^2)" office:value-type="float" office:value="0.0000628833176857605">
            <text:p>0,000063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19.21">
            <text:p>19,21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8.47">
            <text:p>8,47</text:p>
          </table:table-cell>
          <table:table-cell table:style-name="ce3" office:value-type="float" office:value="6">
            <text:p>6</text:p>
          </table:table-cell>
          <table:table-cell/>
          <table:table-cell table:style-name="ce10" table:formula="of:=2*PI()/[.C22]/[.B22]" office:value-type="float" office:value="0.327078881164997">
            <text:p>0,3271</text:p>
          </table:table-cell>
          <table:table-cell table:style-name="ce10" table:formula="of:=2*PI()/[.E22]/[.D22]" office:value-type="float" office:value="0.037090822356432">
            <text:p>0,0371</text:p>
          </table:table-cell>
          <table:table-cell table:style-name="ce12" table:formula="of:=[.H22]*SQRT(([.$B$6]/[.B22])^2+([.$C$6]/[.C22])^2)" office:value-type="float" office:value="0.06596740956153">
            <text:p>0,066</text:p>
          </table:table-cell>
          <table:table-cell table:style-name="ce12" table:formula="of:=[.I22]*SQRT(([.$D$6]/[.D22])^2+([.$E$6]/[.E22])^2)" office:value-type="float" office:value="0.00286939226734649">
            <text:p>0,003</text:p>
          </table:table-cell>
          <table:table-cell/>
          <table:table-cell table:style-name="ce13" table:formula="of:=[.H22]*[.I22]/[.$I$3]" office:value-type="float" office:value="0.000276657491849194">
            <text:p>0,0002767</text:p>
          </table:table-cell>
          <table:table-cell table:style-name="ce14" table:formula="of:=[.M22]*SQRT(([.J22]/[.H22])^2+([.K22]/[.I22])^2+([.$I$4]/[.$I$3])^2)" office:value-type="float" office:value="0.000059765874889803">
            <text:p>0,000060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16.92">
            <text:p>16,92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0.09">
            <text:p>10,09</text:p>
          </table:table-cell>
          <table:table-cell table:style-name="ce3" office:value-type="float" office:value="6">
            <text:p>6</text:p>
          </table:table-cell>
          <table:table-cell/>
          <table:table-cell table:style-name="ce10" table:formula="of:=2*PI()/[.C23]/[.B23]" office:value-type="float" office:value="0.371346649360496">
            <text:p>0,3713</text:p>
          </table:table-cell>
          <table:table-cell table:style-name="ce10" table:formula="of:=2*PI()/[.E23]/[.D23]" office:value-type="float" office:value="0.0311357051891952">
            <text:p>0,0311</text:p>
          </table:table-cell>
          <table:table-cell table:style-name="ce12" table:formula="of:=[.H23]*SQRT(([.$B$6]/[.B23])^2+([.$C$6]/[.C23])^2)" office:value-type="float" office:value="0.0750756503339027">
            <text:p>0,075</text:p>
          </table:table-cell>
          <table:table-cell table:style-name="ce12" table:formula="of:=[.I23]*SQRT(([.$D$6]/[.D23])^2+([.$E$6]/[.E23])^2)" office:value-type="float" office:value="0.00219182987101377">
            <text:p>0,002</text:p>
          </table:table-cell>
          <table:table-cell/>
          <table:table-cell table:style-name="ce13" table:formula="of:=[.H23]*[.I23]/[.$I$3]" office:value-type="float" office:value="0.000263670586729147">
            <text:p>0,0002637</text:p>
          </table:table-cell>
          <table:table-cell table:style-name="ce14" table:formula="of:=[.M23]*SQRT(([.J23]/[.H23])^2+([.K23]/[.I23])^2+([.$I$4]/[.$I$3])^2)" office:value-type="float" office:value="0.0000564494622062618">
            <text:p>0,000056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41.62">
            <text:p>41,62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9.23">
            <text:p>9,23</text:p>
          </table:table-cell>
          <table:table-cell table:style-name="ce3" office:value-type="float" office:value="5">
            <text:p>5</text:p>
          </table:table-cell>
          <table:table-cell/>
          <table:table-cell table:style-name="ce10" table:formula="of:=2*PI()/[.C24]/[.B24]" office:value-type="float" office:value="0.150965528764526">
            <text:p>0,1510</text:p>
          </table:table-cell>
          <table:table-cell table:style-name="ce10" table:formula="of:=2*PI()/[.E24]/[.D24]" office:value-type="float" office:value="0.0340367568102903">
            <text:p>0,0340</text:p>
          </table:table-cell>
          <table:table-cell table:style-name="ce12" table:formula="of:=[.H24]*SQRT(([.$B$6]/[.B24])^2+([.$C$6]/[.C24])^2)" office:value-type="float" office:value="0.0302475262425515">
            <text:p>0,030</text:p>
          </table:table-cell>
          <table:table-cell table:style-name="ce12" table:formula="of:=[.I24]*SQRT(([.$D$6]/[.D24])^2+([.$E$6]/[.E24])^2)" office:value-type="float" office:value="0.0025091616503969">
            <text:p>0,003</text:p>
          </table:table-cell>
          <table:table-cell/>
          <table:table-cell table:style-name="ce13" table:formula="of:=[.H24]*[.I24]/[.$I$3]" office:value-type="float" office:value="0.00011717890453961">
            <text:p>0,0001172</text:p>
          </table:table-cell>
          <table:table-cell table:style-name="ce14" table:formula="of:=[.M24]*SQRT(([.J24]/[.H24])^2+([.K24]/[.I24])^2+([.$I$4]/[.$I$3])^2)" office:value-type="float" office:value="0.0000250184188959435">
            <text:p>0,000025</text:p>
          </table:table-cell>
          <table:table-cell/>
          <table:table-cell table:formula="of:=AVERAGE([.M24:.M28])" office:value-type="float" office:value="0.000109029230069865">
            <text:p>0,0001090292</text:p>
          </table:table-cell>
          <table:table-cell table:style-name="ce3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44.35">
            <text:p>44,35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9.82">
            <text:p>9,82</text:p>
          </table:table-cell>
          <table:table-cell table:style-name="ce3" office:value-type="float" office:value="5">
            <text:p>5</text:p>
          </table:table-cell>
          <table:table-cell/>
          <table:table-cell table:style-name="ce10" table:formula="of:=2*PI()/[.C25]/[.B25]" office:value-type="float" office:value="0.141672723949934">
            <text:p>0,1417</text:p>
          </table:table-cell>
          <table:table-cell table:style-name="ce10" table:formula="of:=2*PI()/[.E25]/[.D25]" office:value-type="float" office:value="0.0319917785497942">
            <text:p>0,0320</text:p>
          </table:table-cell>
          <table:table-cell table:style-name="ce12" table:formula="of:=[.H25]*SQRT(([.$B$6]/[.B25])^2+([.$C$6]/[.C25])^2)" office:value-type="float" office:value="0.0283795263408814">
            <text:p>0,028</text:p>
          </table:table-cell>
          <table:table-cell table:style-name="ce12" table:formula="of:=[.I25]*SQRT(([.$D$6]/[.D25])^2+([.$E$6]/[.E25])^2)" office:value-type="float" office:value="0.00228298712822053">
            <text:p>0,002</text:p>
          </table:table-cell>
          <table:table-cell/>
          <table:table-cell table:style-name="ce13" table:formula="of:=[.H25]*[.I25]/[.$I$3]" office:value-type="float" office:value="0.00010335895233491">
            <text:p>0,0001034</text:p>
          </table:table-cell>
          <table:table-cell table:style-name="ce14" table:formula="of:=[.M25]*SQRT(([.J25]/[.H25])^2+([.K25]/[.I25])^2+([.$I$4]/[.$I$3])^2)" office:value-type="float" office:value="0.0000219806453158857">
            <text:p>0,000022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38.71">
            <text:p>38,71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9.97">
            <text:p>9,97</text:p>
          </table:table-cell>
          <table:table-cell table:style-name="ce3" office:value-type="float" office:value="5">
            <text:p>5</text:p>
          </table:table-cell>
          <table:table-cell/>
          <table:table-cell table:style-name="ce10" table:formula="of:=2*PI()/[.C26]/[.B26]" office:value-type="float" office:value="0.162314267816574">
            <text:p>0,1623</text:p>
          </table:table-cell>
          <table:table-cell table:style-name="ce10" table:formula="of:=2*PI()/[.E26]/[.D26]" office:value-type="float" office:value="0.0315104579096268">
            <text:p>0,0315</text:p>
          </table:table-cell>
          <table:table-cell table:style-name="ce12" table:formula="of:=[.H26]*SQRT(([.$B$6]/[.B26])^2+([.$C$6]/[.C26])^2)" office:value-type="float" office:value="0.0325304833822418">
            <text:p>0,033</text:p>
          </table:table-cell>
          <table:table-cell table:style-name="ce12" table:formula="of:=[.I26]*SQRT(([.$D$6]/[.D26])^2+([.$E$6]/[.E26])^2)" office:value-type="float" office:value="0.00223148061008514">
            <text:p>0,002</text:p>
          </table:table-cell>
          <table:table-cell/>
          <table:table-cell table:style-name="ce13" table:formula="of:=[.H26]*[.I26]/[.$I$3]" office:value-type="float" office:value="0.000116636607948472">
            <text:p>0,0001166</text:p>
          </table:table-cell>
          <table:table-cell table:style-name="ce14" table:formula="of:=[.M26]*SQRT(([.J26]/[.H26])^2+([.K26]/[.I26])^2+([.$I$4]/[.$I$3])^2)" office:value-type="float" office:value="0.0000247939771507574">
            <text:p>0,00002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41.06">
            <text:p>41,06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0.31">
            <text:p>10,31</text:p>
          </table:table-cell>
          <table:table-cell table:style-name="ce3" office:value-type="float" office:value="5">
            <text:p>5</text:p>
          </table:table-cell>
          <table:table-cell/>
          <table:table-cell table:style-name="ce10" table:formula="of:=2*PI()/[.C27]/[.B27]" office:value-type="float" office:value="0.153024483857272">
            <text:p>0,1530</text:p>
          </table:table-cell>
          <table:table-cell table:style-name="ce10" table:formula="of:=2*PI()/[.E27]/[.D27]" office:value-type="float" office:value="0.0304713157477187">
            <text:p>0,0305</text:p>
          </table:table-cell>
          <table:table-cell table:style-name="ce12" table:formula="of:=[.H27]*SQRT(([.$B$6]/[.B27])^2+([.$C$6]/[.C27])^2)" office:value-type="float" office:value="0.030661573021607">
            <text:p>0,031</text:p>
          </table:table-cell>
          <table:table-cell table:style-name="ce12" table:formula="of:=[.I27]*SQRT(([.$D$6]/[.D27])^2+([.$E$6]/[.E27])^2)" office:value-type="float" office:value="0.00212250174197394">
            <text:p>0,002</text:p>
          </table:table-cell>
          <table:table-cell/>
          <table:table-cell table:style-name="ce13" table:formula="of:=[.H27]*[.I27]/[.$I$3]" office:value-type="float" office:value="0.00010633484447789">
            <text:p>0,0001063</text:p>
          </table:table-cell>
          <table:table-cell table:style-name="ce14" table:formula="of:=[.M27]*SQRT(([.J27]/[.H27])^2+([.K27]/[.I27])^2+([.$I$4]/[.$I$3])^2)" office:value-type="float" office:value="0.0000225585936091998">
            <text:p>0,000023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>
            <draw:frame table:end-cell-address="Tabelle1.Y47" table:end-x="1.908cm" table:end-y="0.034cm" draw:z-index="1" draw:style-name="gr1" svg:width="15.999cm" svg:height="8.999cm" svg:x="1.716cm" svg:y="0.067cm">
              <draw:object draw:notify-on-update-of-ranges="Tabelle1.M8:Tabelle1.M45 Tabelle1.F8:Tabelle1.F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40.67">
            <text:p>40,67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0.89">
            <text:p>10,89</text:p>
          </table:table-cell>
          <table:table-cell table:style-name="ce3" office:value-type="float" office:value="5">
            <text:p>5</text:p>
          </table:table-cell>
          <table:table-cell/>
          <table:table-cell table:style-name="ce10" table:formula="of:=2*PI()/[.C28]/[.B28]" office:value-type="float" office:value="0.154491893463968">
            <text:p>0,1545</text:p>
          </table:table-cell>
          <table:table-cell table:style-name="ce10" table:formula="of:=2*PI()/[.E28]/[.D28]" office:value-type="float" office:value="0.028848417388336">
            <text:p>0,0288</text:p>
          </table:table-cell>
          <table:table-cell table:style-name="ce12" table:formula="of:=[.H28]*SQRT(([.$B$6]/[.B28])^2+([.$C$6]/[.C28])^2)" office:value-type="float" office:value="0.0309567000593511">
            <text:p>0,031</text:p>
          </table:table-cell>
          <table:table-cell table:style-name="ce12" table:formula="of:=[.I28]*SQRT(([.$D$6]/[.D28])^2+([.$E$6]/[.E28])^2)" office:value-type="float" office:value="0.00195830958093651">
            <text:p>0,002</text:p>
          </table:table-cell>
          <table:table-cell/>
          <table:table-cell table:style-name="ce13" table:formula="of:=[.H28]*[.I28]/[.$I$3]" office:value-type="float" office:value="0.000101636841048442">
            <text:p>0,0001016</text:p>
          </table:table-cell>
          <table:table-cell table:style-name="ce14" table:formula="of:=[.M28]*SQRT(([.J28]/[.H28])^2+([.K28]/[.I28])^2+([.$I$4]/[.$I$3])^2)" office:value-type="float" office:value="0.0000215041205854512">
            <text:p>0,000022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62">
            <text:p>62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1.46">
            <text:p>11,46</text:p>
          </table:table-cell>
          <table:table-cell table:style-name="ce3" office:value-type="float" office:value="4">
            <text:p>4</text:p>
          </table:table-cell>
          <table:table-cell/>
          <table:table-cell table:style-name="ce10" table:formula="of:=-2*PI()/[.C29]/[.B29]" office:value-type="float" office:value="-0.101341698502897">
            <text:p>-0,1013</text:p>
          </table:table-cell>
          <table:table-cell table:style-name="ce10" table:formula="of:=2*PI()/[.E29]/[.D29]" office:value-type="float" office:value="0.0274135484606439">
            <text:p>0,0274</text:p>
          </table:table-cell>
          <table:table-cell table:style-name="ce12" table:formula="of:=[.H29]*SQRT(([.$B$6]/[.B29])^2+([.$C$6]/[.C29])^2)" office:value-type="float" office:value="-0.0202848102616524">
            <text:p>-0,020</text:p>
          </table:table-cell>
          <table:table-cell table:style-name="ce12" table:formula="of:=[.I29]*SQRT(([.$D$6]/[.D29])^2+([.$E$6]/[.E29])^2)" office:value-type="float" office:value="0.00181914837402649">
            <text:p>0,002</text:p>
          </table:table-cell>
          <table:table-cell/>
          <table:table-cell table:style-name="ce13" table:formula="of:=[.H29]*[.I29]/[.$I$3]" office:value-type="float" office:value="-0.0000633544176716248">
            <text:p>-0,0000634</text:p>
          </table:table-cell>
          <table:table-cell table:style-name="ce14" table:formula="of:=[.M29]*SQRT(([.J29]/[.H29])^2+([.K29]/[.I29])^2+([.$I$4]/[.$I$3])^2)" office:value-type="float" office:value="-0.0000133608231516645">
            <text:p>-0,000013</text:p>
          </table:table-cell>
          <table:table-cell/>
          <table:table-cell table:formula="of:=AVERAGE([.M29:.M33])" office:value-type="float" office:value="-0.0000601774706848961">
            <text:p>-6,01774706848961E-005</text:p>
          </table:table-cell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46.2">
            <text:p>46,2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4.31">
            <text:p>14,31</text:p>
          </table:table-cell>
          <table:table-cell table:style-name="ce3" office:value-type="float" office:value="4">
            <text:p>4</text:p>
          </table:table-cell>
          <table:table-cell/>
          <table:table-cell table:style-name="ce10" table:formula="of:=-2*PI()/[.C30]/[.B30]" office:value-type="float" office:value="-0.135999681973584">
            <text:p>-0,1360</text:p>
          </table:table-cell>
          <table:table-cell table:style-name="ce10" table:formula="of:=2*PI()/[.E30]/[.D30]" office:value-type="float" office:value="0.0219538270691111">
            <text:p>0,0220</text:p>
          </table:table-cell>
          <table:table-cell table:style-name="ce12" table:formula="of:=[.H30]*SQRT(([.$B$6]/[.B30])^2+([.$C$6]/[.C30])^2)" office:value-type="float" office:value="-0.027239730283855">
            <text:p>-0,027</text:p>
          </table:table-cell>
          <table:table-cell table:style-name="ce12" table:formula="of:=[.I30]*SQRT(([.$D$6]/[.D30])^2+([.$E$6]/[.E30])^2)" office:value-type="float" office:value="0.00133915566615092">
            <text:p>0,001</text:p>
          </table:table-cell>
          <table:table-cell/>
          <table:table-cell table:style-name="ce13" table:formula="of:=[.H30]*[.I30]/[.$I$3]" office:value-type="float" office:value="-0.0000680881604969172">
            <text:p>-0,0000681</text:p>
          </table:table-cell>
          <table:table-cell table:style-name="ce14" table:formula="of:=[.M30]*SQRT(([.J30]/[.H30])^2+([.K30]/[.I30])^2+([.$I$4]/[.$I$3])^2)" office:value-type="float" office:value="-0.0000142569545836582">
            <text:p>-0,000014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47.34">
            <text:p>47,34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6.99">
            <text:p>16,99</text:p>
          </table:table-cell>
          <table:table-cell table:style-name="ce3" office:value-type="float" office:value="4">
            <text:p>4</text:p>
          </table:table-cell>
          <table:table-cell/>
          <table:table-cell table:style-name="ce10" table:formula="of:=-2*PI()/[.C31]/[.B31]" office:value-type="float" office:value="-0.132724657946337">
            <text:p>-0,1327</text:p>
          </table:table-cell>
          <table:table-cell table:style-name="ce10" table:formula="of:=2*PI()/[.E31]/[.D31]" office:value-type="float" office:value="0.0184908337468499">
            <text:p>0,0185</text:p>
          </table:table-cell>
          <table:table-cell table:style-name="ce12" table:formula="of:=[.H31]*SQRT(([.$B$6]/[.B31])^2+([.$C$6]/[.C31])^2)" office:value-type="float" office:value="-0.0265819205940719">
            <text:p>-0,027</text:p>
          </table:table-cell>
          <table:table-cell table:style-name="ce12" table:formula="of:=[.I31]*SQRT(([.$D$6]/[.D31])^2+([.$E$6]/[.E31])^2)" office:value-type="float" office:value="0.0010727983535707">
            <text:p>0,001</text:p>
          </table:table-cell>
          <table:table-cell/>
          <table:table-cell table:style-name="ce13" table:formula="of:=[.H31]*[.I31]/[.$I$3]" office:value-type="float" office:value="-0.0000559669420144543">
            <text:p>-0,0000560</text:p>
          </table:table-cell>
          <table:table-cell table:style-name="ce14" table:formula="of:=[.M31]*SQRT(([.J31]/[.H31])^2+([.K31]/[.I31])^2+([.$I$4]/[.$I$3])^2)" office:value-type="float" office:value="-0.0000116706397537716">
            <text:p>-0,000012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49.25">
            <text:p>49,25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6.92">
            <text:p>16,92</text:p>
          </table:table-cell>
          <table:table-cell table:style-name="ce3" office:value-type="float" office:value="4">
            <text:p>4</text:p>
          </table:table-cell>
          <table:table-cell/>
          <table:table-cell table:style-name="ce10" table:formula="of:=-2*PI()/[.C32]/[.B32]" office:value-type="float" office:value="-0.12757736664324">
            <text:p>-0,1276</text:p>
          </table:table-cell>
          <table:table-cell table:style-name="ce10" table:formula="of:=2*PI()/[.E32]/[.D32]" office:value-type="float" office:value="0.0185673324680248">
            <text:p>0,0186</text:p>
          </table:table-cell>
          <table:table-cell table:style-name="ce12" table:formula="of:=[.H32]*SQRT(([.$B$6]/[.B32])^2+([.$C$6]/[.C32])^2)" office:value-type="float" office:value="-0.0255483253190384">
            <text:p>-0,026</text:p>
          </table:table-cell>
          <table:table-cell table:style-name="ce12" table:formula="of:=[.I32]*SQRT(([.$D$6]/[.D32])^2+([.$E$6]/[.E32])^2)" office:value-type="float" office:value="0.00107838507545533">
            <text:p>0,001</text:p>
          </table:table-cell>
          <table:table-cell/>
          <table:table-cell table:style-name="ce13" table:formula="of:=[.H32]*[.I32]/[.$I$3]" office:value-type="float" office:value="-0.0000540190095451187">
            <text:p>-0,0000540</text:p>
          </table:table-cell>
          <table:table-cell table:style-name="ce14" table:formula="of:=[.M32]*SQRT(([.J32]/[.H32])^2+([.K32]/[.I32])^2+([.$I$4]/[.$I$3])^2)" office:value-type="float" office:value="-0.0000112642736233804">
            <text:p>-0,000011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" office:value-type="float" office:value="1">
            <text:p>1</text:p>
          </table:table-cell>
          <table:table-cell table:style-name="ce3" office:value-type="float" office:value="51.05">
            <text:p>51,05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4.83">
            <text:p>14,83</text:p>
          </table:table-cell>
          <table:table-cell table:style-name="ce3" office:value-type="float" office:value="4">
            <text:p>4</text:p>
          </table:table-cell>
          <table:table-cell/>
          <table:table-cell table:style-name="ce10" table:formula="of:=-2*PI()/[.C33]/[.B33]" office:value-type="float" office:value="-0.123079046173939">
            <text:p>-0,1231</text:p>
          </table:table-cell>
          <table:table-cell table:style-name="ce10" table:formula="of:=2*PI()/[.E33]/[.D33]" office:value-type="float" office:value="0.0211840367740377">
            <text:p>0,0212</text:p>
          </table:table-cell>
          <table:table-cell table:style-name="ce12" table:formula="of:=[.H33]*SQRT(([.$B$6]/[.B33])^2+([.$C$6]/[.C33])^2)" office:value-type="float" office:value="-0.0246453085882173">
            <text:p>-0,025</text:p>
          </table:table-cell>
          <table:table-cell table:style-name="ce12" table:formula="of:=[.I33]*SQRT(([.$D$6]/[.D33])^2+([.$E$6]/[.E33])^2)" office:value-type="float" office:value="0.00127751000885739">
            <text:p>0,001</text:p>
          </table:table-cell>
          <table:table-cell/>
          <table:table-cell table:style-name="ce13" table:formula="of:=[.H33]*[.I33]/[.$I$3]" office:value-type="float" office:value="-0.0000594588236963654">
            <text:p>-0,0000595</text:p>
          </table:table-cell>
          <table:table-cell table:style-name="ce14" table:formula="of:=[.M33]*SQRT(([.J33]/[.H33])^2+([.K33]/[.I33])^2+([.$I$4]/[.$I$3])^2)" office:value-type="float" office:value="-0.0000124350995475801">
            <text:p>-0,000012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2" office:value-type="float" office:value="2">
            <text:p>2</text:p>
          </table:table-cell>
          <table:table-cell table:style-name="ce3" office:value-type="float" office:value="19.06">
            <text:p>19,06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18.04">
            <text:p>18,04</text:p>
          </table:table-cell>
          <table:table-cell table:style-name="ce3" office:value-type="float" office:value="3">
            <text:p>3</text:p>
          </table:table-cell>
          <table:table-cell/>
          <table:table-cell table:style-name="ce10" table:formula="of:=-2*PI()/[.C34]/[.B34]" office:value-type="float" office:value="-0.164826477103347">
            <text:p>-0,1648</text:p>
          </table:table-cell>
          <table:table-cell table:style-name="ce10" table:formula="of:=2*PI()/[.E34]/[.D34]" office:value-type="float" office:value="0.0174145934234468">
            <text:p>0,0174</text:p>
          </table:table-cell>
          <table:table-cell table:style-name="ce12" table:formula="of:=[.H34]*SQRT(([.$B$6]/[.B34])^2+([.$C$6]/[.C34])^2)" office:value-type="float" office:value="-0.0170403536554858">
            <text:p>-0,017</text:p>
          </table:table-cell>
          <table:table-cell table:style-name="ce12" table:formula="of:=[.I34]*SQRT(([.$D$6]/[.D34])^2+([.$E$6]/[.E34])^2)" office:value-type="float" office:value="0.000995558505902667">
            <text:p>0,001</text:p>
          </table:table-cell>
          <table:table-cell/>
          <table:table-cell table:style-name="ce13" table:formula="of:=[.H34]*[.I34]/[.$I$3]" office:value-type="float" office:value="-0.0000654581588018855">
            <text:p>-0,0000655</text:p>
          </table:table-cell>
          <table:table-cell table:style-name="ce14" table:formula="of:=[.M34]*SQRT(([.J34]/[.H34])^2+([.K34]/[.I34])^2+([.$I$4]/[.$I$3])^2)" office:value-type="float" office:value="-0.00000773470579863085">
            <text:p>-0,000008</text:p>
          </table:table-cell>
          <table:table-cell/>
          <table:table-cell table:formula="of:=AVERAGE([.M34:.M37])" office:value-type="float" office:value="-0.000166688323337732">
            <text:p>-0,0001666883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2" office:value-type="float" office:value="2">
            <text:p>2</text:p>
          </table:table-cell>
          <table:table-cell table:style-name="ce3" office:value-type="float" office:value="16.02">
            <text:p>16,02</text:p>
          </table:table-cell>
          <table:table-cell table:formula="of:=20" office:value-type="float" office:value="20">
            <text:p>20</text:p>
          </table:table-cell>
          <table:table-cell table:style-name="ce3" office:value-type="float" office:value="20.34">
            <text:p>20,34</text:p>
          </table:table-cell>
          <table:table-cell table:style-name="ce3" office:value-type="float" office:value="3">
            <text:p>3</text:p>
          </table:table-cell>
          <table:table-cell/>
          <table:table-cell table:style-name="ce10" table:formula="of:=-2*PI()/[.C35]/[.B35]" office:value-type="float" office:value="-0.196104410336442">
            <text:p>-0,1961</text:p>
          </table:table-cell>
          <table:table-cell table:style-name="ce10" table:formula="of:=2*PI()/[.E35]/[.D35]" office:value-type="float" office:value="0.0154453916105693">
            <text:p>0,0154</text:p>
          </table:table-cell>
          <table:table-cell table:style-name="ce12" table:formula="of:=[.H35]*SQRT(([.$B$6]/[.B35])^2+([.$C$6]/[.C35])^2)" office:value-type="float" office:value="-0.0205434001445197">
            <text:p>-0,021</text:p>
          </table:table-cell>
          <table:table-cell table:style-name="ce12" table:formula="of:=[.I35]*SQRT(([.$D$6]/[.D35])^2+([.$E$6]/[.E35])^2)" office:value-type="float" office:value="0.00086055643588337">
            <text:p>0,001</text:p>
          </table:table-cell>
          <table:table-cell/>
          <table:table-cell table:style-name="ce13" table:formula="of:=[.H35]*[.I35]/[.$I$3]" office:value-type="float" office:value="-0.0000690732283454109">
            <text:p>-0,0000691</text:p>
          </table:table-cell>
          <table:table-cell table:style-name="ce14" table:formula="of:=[.M35]*SQRT(([.J35]/[.H35])^2+([.K35]/[.I35])^2+([.$I$4]/[.$I$3])^2)" office:value-type="float" office:value="-0.00000819746727351937">
            <text:p>-0,000008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2" office:value-type="float" office:value="2">
            <text:p>2</text:p>
          </table:table-cell>
          <table:table-cell table:style-name="ce3" office:value-type="float" office:value="17.14">
            <text:p>17,14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9.36">
            <text:p>9,36</text:p>
          </table:table-cell>
          <table:table-cell table:style-name="ce3" office:value-type="float" office:value="3">
            <text:p>3</text:p>
          </table:table-cell>
          <table:table-cell/>
          <table:table-cell table:style-name="ce10" table:formula="of:=-2*PI()/[.C36]/[.B36]" office:value-type="float" office:value="-0.183290119812707">
            <text:p>-0,1833</text:p>
          </table:table-cell>
          <table:table-cell table:style-name="ce10" table:formula="of:=2*PI()/[.E36]/[.D36]" office:value-type="float" office:value="0.0671280481536281">
            <text:p>0,0671</text:p>
          </table:table-cell>
          <table:table-cell table:style-name="ce12" table:formula="of:=[.H36]*SQRT(([.$B$6]/[.B36])^2+([.$C$6]/[.C36])^2)" office:value-type="float" office:value="-0.0190929703527949">
            <text:p>-0,019</text:p>
          </table:table-cell>
          <table:table-cell table:style-name="ce12" table:formula="of:=[.I36]*SQRT(([.$D$6]/[.D36])^2+([.$E$6]/[.E36])^2)" office:value-type="float" office:value="0.00761054711292259">
            <text:p>0,008</text:p>
          </table:table-cell>
          <table:table-cell/>
          <table:table-cell table:style-name="ce13" table:formula="of:=[.H36]*[.I36]/[.$I$3]" office:value-type="float" office:value="-0.000280586352985736">
            <text:p>-0,0002806</text:p>
          </table:table-cell>
          <table:table-cell table:style-name="ce14" table:formula="of:=[.M36]*SQRT(([.J36]/[.H36])^2+([.K36]/[.I36])^2+([.$I$4]/[.$I$3])^2)" office:value-type="float" office:value="-0.0000432053700800889">
            <text:p>-0,00004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2" office:value-type="float" office:value="2">
            <text:p>2</text:p>
          </table:table-cell>
          <table:table-cell table:style-name="ce3" office:value-type="float" office:value="18.95">
            <text:p>18,95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9.44">
            <text:p>9,44</text:p>
          </table:table-cell>
          <table:table-cell table:style-name="ce3" office:value-type="float" office:value="3">
            <text:p>3</text:p>
          </table:table-cell>
          <table:table-cell/>
          <table:table-cell table:style-name="ce10" table:formula="of:=-2*PI()/[.C37]/[.B37]" office:value-type="float" office:value="-0.165783253487588">
            <text:p>-0,1658</text:p>
          </table:table-cell>
          <table:table-cell table:style-name="ce10" table:formula="of:=2*PI()/[.E37]/[.D37]" office:value-type="float" office:value="0.0665591663896143">
            <text:p>0,0666</text:p>
          </table:table-cell>
          <table:table-cell table:style-name="ce12" table:formula="of:=[.H37]*SQRT(([.$B$6]/[.B37])^2+([.$C$6]/[.C37])^2)" office:value-type="float" office:value="-0.0171456917271257">
            <text:p>-0,017</text:p>
          </table:table-cell>
          <table:table-cell table:style-name="ce12" table:formula="of:=[.I37]*SQRT(([.$D$6]/[.D37])^2+([.$E$6]/[.E37])^2)" office:value-type="float" office:value="0.00753190065373376">
            <text:p>0,008</text:p>
          </table:table-cell>
          <table:table-cell/>
          <table:table-cell table:style-name="ce13" table:formula="of:=[.H37]*[.I37]/[.$I$3]" office:value-type="float" office:value="-0.000251635553217896">
            <text:p>-0,0002516</text:p>
          </table:table-cell>
          <table:table-cell table:style-name="ce14" table:formula="of:=[.M37]*SQRT(([.J37]/[.H37])^2+([.K37]/[.I37])^2+([.$I$4]/[.$I$3])^2)" office:value-type="float" office:value="-0.000038581263168404">
            <text:p>-0,000039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3" office:value-type="float" office:value="13.04">
            <text:p>13,04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9.57">
            <text:p>9,57</text:p>
          </table:table-cell>
          <table:table-cell table:style-name="ce3" office:value-type="float" office:value="2">
            <text:p>2</text:p>
          </table:table-cell>
          <table:table-cell/>
          <table:table-cell table:style-name="ce10" table:formula="of:=-2*PI()/[.C38]/[.B38]" office:value-type="float" office:value="-0.160613121349171">
            <text:p>-0,1606</text:p>
          </table:table-cell>
          <table:table-cell table:style-name="ce10" table:formula="of:=2*PI()/[.E38]/[.D38]" office:value-type="float" office:value="0.0656550188837992">
            <text:p>0,0657</text:p>
          </table:table-cell>
          <table:table-cell table:style-name="ce12" table:formula="of:=[.H38]*SQRT(([.$B$6]/[.B38])^2+([.$C$6]/[.C38])^2)" office:value-type="float" office:value="-0.0123522589732971">
            <text:p>-0,012</text:p>
          </table:table-cell>
          <table:table-cell table:style-name="ce12" table:formula="of:=[.I38]*SQRT(([.$D$6]/[.D38])^2+([.$E$6]/[.E38])^2)" office:value-type="float" office:value="0.00740759355351378">
            <text:p>0,007</text:p>
          </table:table-cell>
          <table:table-cell/>
          <table:table-cell table:style-name="ce13" table:formula="of:=[.H38]*[.I38]/[.$I$3]" office:value-type="float" office:value="-0.000240476378145977">
            <text:p>-0,0002405</text:p>
          </table:table-cell>
          <table:table-cell table:style-name="ce14" table:formula="of:=[.M38]*SQRT(([.J38]/[.H38])^2+([.K38]/[.I38])^2+([.$I$4]/[.$I$3])^2)" office:value-type="float" office:value="-0.0000328410309437915">
            <text:p>-0,000033</text:p>
          </table:table-cell>
          <table:table-cell/>
          <table:table-cell table:formula="of:=AVERAGE([.M38:.M41])" office:value-type="float" office:value="-0.000425072094517811">
            <text:p>-0,0004250721</text:p>
          </table:table-cell>
          <table:table-cell table:style-name="ce3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2" office:value-type="float" office:value="2">
            <text:p>2</text:p>
          </table:table-cell>
          <table:table-cell table:style-name="ce3" office:value-type="float" office:value="8.81">
            <text:p>8,81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9.78">
            <text:p>9,78</text:p>
          </table:table-cell>
          <table:table-cell table:style-name="ce3" office:value-type="float" office:value="2">
            <text:p>2</text:p>
          </table:table-cell>
          <table:table-cell/>
          <table:table-cell table:style-name="ce10" table:formula="of:=-2*PI()/[.C39]/[.B39]" office:value-type="float" office:value="-0.356593944788853">
            <text:p>-0,3566</text:p>
          </table:table-cell>
          <table:table-cell table:style-name="ce10" table:formula="of:=2*PI()/[.E39]/[.D39]" office:value-type="float" office:value="0.0642452485396686">
            <text:p>0,0642</text:p>
          </table:table-cell>
          <table:table-cell table:style-name="ce12" table:formula="of:=[.H39]*SQRT(([.$B$6]/[.B39])^2+([.$C$6]/[.C39])^2)" office:value-type="float" office:value="-0.041002072417424">
            <text:p>-0,041</text:p>
          </table:table-cell>
          <table:table-cell table:style-name="ce12" table:formula="of:=[.I39]*SQRT(([.$D$6]/[.D39])^2+([.$E$6]/[.E39])^2)" office:value-type="float" office:value="0.00721544203564925">
            <text:p>0,007</text:p>
          </table:table-cell>
          <table:table-cell/>
          <table:table-cell table:style-name="ce13" table:formula="of:=[.H39]*[.I39]/[.$I$3]" office:value-type="float" office:value="-0.000522442437879001">
            <text:p>-0,0005224</text:p>
          </table:table-cell>
          <table:table-cell table:style-name="ce14" table:formula="of:=[.M39]*SQRT(([.J39]/[.H39])^2+([.K39]/[.I39])^2+([.$I$4]/[.$I$3])^2)" office:value-type="float" office:value="-0.0000839829502912651">
            <text:p>-0,000084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2" office:value-type="float" office:value="2">
            <text:p>2</text:p>
          </table:table-cell>
          <table:table-cell table:style-name="ce3" office:value-type="float" office:value="11.68">
            <text:p>11,68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7.98">
            <text:p>7,98</text:p>
          </table:table-cell>
          <table:table-cell table:style-name="ce3" office:value-type="float" office:value="2">
            <text:p>2</text:p>
          </table:table-cell>
          <table:table-cell/>
          <table:table-cell table:style-name="ce10" table:formula="of:=-2*PI()/[.C40]/[.B40]" office:value-type="float" office:value="-0.268971973766249">
            <text:p>-0,2690</text:p>
          </table:table-cell>
          <table:table-cell table:style-name="ce10" table:formula="of:=2*PI()/[.E40]/[.D40]" office:value-type="float" office:value="0.0787366579847066">
            <text:p>0,0787</text:p>
          </table:table-cell>
          <table:table-cell table:style-name="ce12" table:formula="of:=[.H40]*SQRT(([.$B$6]/[.B40])^2+([.$C$6]/[.C40])^2)" office:value-type="float" office:value="-0.0292580977920245">
            <text:p>-0,029</text:p>
          </table:table-cell>
          <table:table-cell table:style-name="ce12" table:formula="of:=[.I40]*SQRT(([.$D$6]/[.D40])^2+([.$E$6]/[.E40])^2)" office:value-type="float" office:value="0.00929154441735362">
            <text:p>0,009</text:p>
          </table:table-cell>
          <table:table-cell/>
          <table:table-cell table:style-name="ce13" table:formula="of:=[.H40]*[.I40]/[.$I$3]" office:value-type="float" office:value="-0.000482955900496564">
            <text:p>-0,0004830</text:p>
          </table:table-cell>
          <table:table-cell table:style-name="ce14" table:formula="of:=[.M40]*SQRT(([.J40]/[.H40])^2+([.K40]/[.I40])^2+([.$I$4]/[.$I$3])^2)" office:value-type="float" office:value="-0.0000775207291725864">
            <text:p>-0,000078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2" office:value-type="float" office:value="2">
            <text:p>2</text:p>
          </table:table-cell>
          <table:table-cell table:style-name="ce3" office:value-type="float" office:value="12.26">
            <text:p>12,26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8.08">
            <text:p>8,08</text:p>
          </table:table-cell>
          <table:table-cell table:style-name="ce3" office:value-type="float" office:value="2">
            <text:p>2</text:p>
          </table:table-cell>
          <table:table-cell/>
          <table:table-cell table:style-name="ce10" table:formula="of:=-2*PI()/[.C41]/[.B41]" office:value-type="float" office:value="-0.256247361630489">
            <text:p>-0,2562</text:p>
          </table:table-cell>
          <table:table-cell table:style-name="ce10" table:formula="of:=2*PI()/[.E41]/[.D41]" office:value-type="float" office:value="0.077762194395787">
            <text:p>0,0778</text:p>
          </table:table-cell>
          <table:table-cell table:style-name="ce12" table:formula="of:=[.H41]*SQRT(([.$B$6]/[.B41])^2+([.$C$6]/[.C41])^2)" office:value-type="float" office:value="-0.02767383227373">
            <text:p>-0,028</text:p>
          </table:table-cell>
          <table:table-cell table:style-name="ce12" table:formula="of:=[.I41]*SQRT(([.$D$6]/[.D41])^2+([.$E$6]/[.E41])^2)" office:value-type="float" office:value="0.0091446758383054">
            <text:p>0,009</text:p>
          </table:table-cell>
          <table:table-cell/>
          <table:table-cell table:style-name="ce13" table:formula="of:=[.H41]*[.I41]/[.$I$3]" office:value-type="float" office:value="-0.000454413661549704">
            <text:p>-0,0004544</text:p>
          </table:table-cell>
          <table:table-cell table:style-name="ce14" table:formula="of:=[.M41]*SQRT(([.J41]/[.H41])^2+([.K41]/[.I41])^2+([.$I$4]/[.$I$3])^2)" office:value-type="float" office:value="-0.000072562023923961">
            <text:p>-0,000073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3" office:value-type="float" office:value="11.11">
            <text:p>11,11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7.96">
            <text:p>7,96</text:p>
          </table:table-cell>
          <table:table-cell table:style-name="ce3" office:value-type="float" office:value="1">
            <text:p>1</text:p>
          </table:table-cell>
          <table:table-cell/>
          <table:table-cell table:style-name="ce10" table:formula="of:=-2*PI()/[.C42]/[.B42]" office:value-type="float" office:value="-0.188514410656453">
            <text:p>-0,1885</text:p>
          </table:table-cell>
          <table:table-cell table:style-name="ce10" table:formula="of:=2*PI()/[.E42]/[.D42]" office:value-type="float" office:value="0.0789344887836631">
            <text:p>0,0789</text:p>
          </table:table-cell>
          <table:table-cell table:style-name="ce12" table:formula="of:=[.H42]*SQRT(([.$B$6]/[.B42])^2+([.$C$6]/[.C42])^2)" office:value-type="float" office:value="-0.0151632272599309">
            <text:p>-0,015</text:p>
          </table:table-cell>
          <table:table-cell table:style-name="ce12" table:formula="of:=[.I42]*SQRT(([.$D$6]/[.D42])^2+([.$E$6]/[.E42])^2)" office:value-type="float" office:value="0.00932149387393034">
            <text:p>0,009</text:p>
          </table:table-cell>
          <table:table-cell/>
          <table:table-cell table:style-name="ce13" table:formula="of:=[.H42]*[.I42]/[.$I$3]" office:value-type="float" office:value="-0.000339339819741091">
            <text:p>-0,0003393</text:p>
          </table:table-cell>
          <table:table-cell table:style-name="ce14" table:formula="of:=[.M42]*SQRT(([.J42]/[.H42])^2+([.K42]/[.I42])^2+([.$I$4]/[.$I$3])^2)" office:value-type="float" office:value="-0.000048492955402377">
            <text:p>-0,000048</text:p>
          </table:table-cell>
          <table:table-cell/>
          <table:table-cell table:formula="of:=AVERAGE([.M42:.M45])" office:value-type="float" office:value="-0.000324673732240303">
            <text:p>-0,0003246737</text:p>
          </table:table-cell>
          <table:table-cell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3" office:value-type="float" office:value="11.49">
            <text:p>11,49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8.39">
            <text:p>8,39</text:p>
          </table:table-cell>
          <table:table-cell table:style-name="ce3" office:value-type="float" office:value="1">
            <text:p>1</text:p>
          </table:table-cell>
          <table:table-cell/>
          <table:table-cell table:style-name="ce10" table:formula="of:=-2*PI()/[.C43]/[.B43]" office:value-type="float" office:value="-0.182279817440661">
            <text:p>-0,1823</text:p>
          </table:table-cell>
          <table:table-cell table:style-name="ce10" table:formula="of:=2*PI()/[.E43]/[.D43]" office:value-type="float" office:value="0.0748889786314611">
            <text:p>0,0749</text:p>
          </table:table-cell>
          <table:table-cell table:style-name="ce12" table:formula="of:=[.H43]*SQRT(([.$B$6]/[.B43])^2+([.$C$6]/[.C43])^2)" office:value-type="float" office:value="-0.0145116893808042">
            <text:p>-0,015</text:p>
          </table:table-cell>
          <table:table-cell table:style-name="ce12" table:formula="of:=[.I43]*SQRT(([.$D$6]/[.D43])^2+([.$E$6]/[.E43])^2)" office:value-type="float" office:value="0.00871790538867544">
            <text:p>0,009</text:p>
          </table:table-cell>
          <table:table-cell/>
          <table:table-cell table:style-name="ce13" table:formula="of:=[.H43]*[.I43]/[.$I$3]" office:value-type="float" office:value="-0.000311300603029377">
            <text:p>-0,0003113</text:p>
          </table:table-cell>
          <table:table-cell table:style-name="ce14" table:formula="of:=[.M43]*SQRT(([.J43]/[.H43])^2+([.K43]/[.I43])^2+([.$I$4]/[.$I$3])^2)" office:value-type="float" office:value="-0.0000439095810185798">
            <text:p>-0,000044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style-name="ce3" office:value-type="float" office:value="11.41">
            <text:p>11,41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8.02">
            <text:p>8,02</text:p>
          </table:table-cell>
          <table:table-cell table:style-name="ce3" office:value-type="float" office:value="1">
            <text:p>1</text:p>
          </table:table-cell>
          <table:table-cell/>
          <table:table-cell table:style-name="ce10" table:formula="of:=-2*PI()/[.C44]/[.B44]" office:value-type="float" office:value="-0.183557852970482">
            <text:p>-0,1836</text:p>
          </table:table-cell>
          <table:table-cell table:style-name="ce10" table:formula="of:=2*PI()/[.E44]/[.D44]" office:value-type="float" office:value="0.0783439564486233">
            <text:p>0,0783</text:p>
          </table:table-cell>
          <table:table-cell table:style-name="ce12" table:formula="of:=[.H44]*SQRT(([.$B$6]/[.B44])^2+([.$C$6]/[.C44])^2)" office:value-type="float" office:value="-0.014644124077211">
            <text:p>-0,015</text:p>
          </table:table-cell>
          <table:table-cell table:style-name="ce12" table:formula="of:=[.I44]*SQRT(([.$D$6]/[.D44])^2+([.$E$6]/[.E44])^2)" office:value-type="float" office:value="0.0092322267268739">
            <text:p>0,009</text:p>
          </table:table-cell>
          <table:table-cell/>
          <table:table-cell table:style-name="ce13" table:formula="of:=[.H44]*[.I44]/[.$I$3]" office:value-type="float" office:value="-0.000327945698447738">
            <text:p>-0,0003279</text:p>
          </table:table-cell>
          <table:table-cell table:style-name="ce14" table:formula="of:=[.M44]*SQRT(([.J44]/[.H44])^2+([.K44]/[.I44])^2+([.$I$4]/[.$I$3])^2)" office:value-type="float" office:value="-0.0000466762227634202">
            <text:p>-0,000047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style-name="ce3" office:value-type="float" office:value="12.55">
            <text:p>12,55</text:p>
          </table:table-cell>
          <table:table-cell table:formula="of:=10" office:value-type="float" office:value="10">
            <text:p>10</text:p>
          </table:table-cell>
          <table:table-cell table:style-name="ce3" office:value-type="float" office:value="7.47">
            <text:p>7,47</text:p>
          </table:table-cell>
          <table:table-cell table:style-name="ce3" office:value-type="float" office:value="1">
            <text:p>1</text:p>
          </table:table-cell>
          <table:table-cell/>
          <table:table-cell table:style-name="ce10" table:formula="of:=-2*PI()/[.C45]/[.B45]" office:value-type="float" office:value="-0.16688407190384">
            <text:p>-0,1669</text:p>
          </table:table-cell>
          <table:table-cell table:style-name="ce10" table:formula="of:=2*PI()/[.E45]/[.D45]" office:value-type="float" office:value="0.0841122531081605">
            <text:p>0,0841</text:p>
          </table:table-cell>
          <table:table-cell table:style-name="ce12" table:formula="of:=[.H45]*SQRT(([.$B$6]/[.B45])^2+([.$C$6]/[.C45])^2)" office:value-type="float" office:value="-0.0129609102823476">
            <text:p>-0,013</text:p>
          </table:table-cell>
          <table:table-cell table:style-name="ce12" table:formula="of:=[.I45]*SQRT(([.$D$6]/[.D45])^2+([.$E$6]/[.E45])^2)" office:value-type="float" office:value="0.0101215439166146">
            <text:p>0,010</text:p>
          </table:table-cell>
          <table:table-cell/>
          <table:table-cell table:style-name="ce13" table:formula="of:=[.H45]*[.I45]/[.$I$3]" office:value-type="float" office:value="-0.000320108807743007">
            <text:p>-0,0003201</text:p>
          </table:table-cell>
          <table:table-cell table:style-name="ce14" table:formula="of:=[.M45]*SQRT(([.J45]/[.H45])^2+([.K45]/[.I45])^2+([.$I$4]/[.$I$3])^2)" office:value-type="float" office:value="-0.0000458527002808828">
            <text:p>-0,000046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1" table:number-columns-repeated="2"/>
          <table:table-cell table:number-columns-repeated="3"/>
          <table:table-cell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5" table:formula="of:=[.M8]" office:value-type="float" office:value="0.000316600981595566">
            <text:p>0,0003166</text:p>
          </table:table-cell>
          <table:table-cell table:formula="of:=[.B48]*2.1" office:value-type="float" office:value="0.000664862061350689">
            <text:p>0,0006649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5" table:formula="of:=[.M9]" office:value-type="float" office:value="0.000217423930350484">
            <text:p>0,0002174</text:p>
          </table:table-cell>
          <table:table-cell table:formula="of:=[.B49]*3" office:value-type="float" office:value="0.000652271791051453">
            <text:p>0,0006523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5" table:formula="of:=[.M10]" office:value-type="float" office:value="0.000208339107135121">
            <text:p>0,0002083</text:p>
          </table:table-cell>
          <table:table-cell table:formula="of:=[.B50]*3.2" office:value-type="float" office:value="0.000666685142832389">
            <text:p>0,0006667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5" table:formula="of:=[.M11]" office:value-type="float" office:value="0.000208959028720438">
            <text:p>0,0002090</text:p>
          </table:table-cell>
          <table:table-cell table:formula="of:=[.B51]*3.2" office:value-type="float" office:value="0.000668668891905401">
            <text:p>0,0006687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5" table:formula="of:=[.M12]" office:value-type="float" office:value="0.000154146853834078">
            <text:p>0,0001541</text:p>
          </table:table-cell>
          <table:table-cell table:formula="of:=[.B52]*3.5" office:value-type="float" office:value="0.000539513988419274">
            <text:p>0,0005395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5" table:formula="of:=[.M13]" office:value-type="float" office:value="0.000154636141683418">
            <text:p>0,0001546</text:p>
          </table:table-cell>
          <table:table-cell table:formula="of:=[.B53]*3.5" office:value-type="float" office:value="0.000541226495891962">
            <text:p>0,0005412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5" table:formula="of:=[.M14]" office:value-type="float" office:value="0.000164893648171017">
            <text:p>0,0001649</text:p>
          </table:table-cell>
          <table:table-cell table:formula="of:=[.B54]*3.5" office:value-type="float" office:value="0.000577127768598558">
            <text:p>0,0005771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5" table:formula="of:=[.M15]" office:value-type="float" office:value="0.000164727467436767">
            <text:p>0,0001647</text:p>
          </table:table-cell>
          <table:table-cell table:formula="of:=[.B55]*3.5" office:value-type="float" office:value="0.000576546136028683">
            <text:p>0,0005765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5" table:formula="of:=[.M16]" office:value-type="float" office:value="0.000119424498935192">
            <text:p>0,0001194</text:p>
          </table:table-cell>
          <table:table-cell table:formula="of:=[.B56]*3.5" office:value-type="float" office:value="0.000417985746273173">
            <text:p>0,0004180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5" table:formula="of:=[.M17]" office:value-type="float" office:value="0.000119381361546413">
            <text:p>0,0001194</text:p>
          </table:table-cell>
          <table:table-cell table:formula="of:=[.B57]*3.5" office:value-type="float" office:value="0.000417834765412446">
            <text:p>0,0004178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5" table:formula="of:=[.M18]" office:value-type="float" office:value="0.000412387599802511">
            <text:p>0,0004124</text:p>
          </table:table-cell>
          <table:table-cell table:formula="of:=[.B58]" office:value-type="float" office:value="0.000412387599802511">
            <text:p>0,0004124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5" table:formula="of:=[.M19]" office:value-type="float" office:value="0.000120677410565566">
            <text:p>0,0001207</text:p>
          </table:table-cell>
          <table:table-cell table:formula="of:=[.B59]*3.5" office:value-type="float" office:value="0.00042237093697948">
            <text:p>0,0004224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5" table:formula="of:=[.M20]" office:value-type="float" office:value="0.000295820625451673">
            <text:p>0,0002958</text:p>
          </table:table-cell>
          <table:table-cell table:formula="of:=[.B60]" office:value-type="float" office:value="0.000295820625451673">
            <text:p>0,0002958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5" table:formula="of:=[.M21]" office:value-type="float" office:value="0.00029111532739247">
            <text:p>0,0002911</text:p>
          </table:table-cell>
          <table:table-cell table:formula="of:=[.B61]" office:value-type="float" office:value="0.00029111532739247">
            <text:p>0,0002911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5" table:formula="of:=[.M22]" office:value-type="float" office:value="0.000276657491849194">
            <text:p>0,0002767</text:p>
          </table:table-cell>
          <table:table-cell table:formula="of:=[.B62]" office:value-type="float" office:value="0.000276657491849194">
            <text:p>0,0002767</text:p>
          </table:table-cell>
          <table:table-cell table:style-name="ce5"/>
          <table:table-cell table:number-columns-repeated="8"/>
          <table:table-cell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5" table:formula="of:=[.M23]" office:value-type="float" office:value="0.000263670586729147">
            <text:p>0,0002637</text:p>
          </table:table-cell>
          <table:table-cell table:formula="of:=[.B63]" office:value-type="float" office:value="0.000263670586729147">
            <text:p>0,0002637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style-name="ce5" table:formula="of:=[.M24]" office:value-type="float" office:value="0.00011717890453961">
            <text:p>0,0001172</text:p>
          </table:table-cell>
          <table:table-cell table:formula="of:=[.B64]" office:value-type="float" office:value="0.00011717890453961">
            <text:p>0,0001172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style-name="ce5" table:formula="of:=[.M25]" office:value-type="float" office:value="0.00010335895233491">
            <text:p>0,0001034</text:p>
          </table:table-cell>
          <table:table-cell table:formula="of:=[.B65]" office:value-type="float" office:value="0.00010335895233491">
            <text:p>0,0001034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style-name="ce5" table:formula="of:=[.M26]" office:value-type="float" office:value="0.000116636607948472">
            <text:p>0,0001166</text:p>
          </table:table-cell>
          <table:table-cell table:formula="of:=[.B66]" office:value-type="float" office:value="0.000116636607948472">
            <text:p>0,0001166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style-name="ce5" table:formula="of:=[.M27]" office:value-type="float" office:value="0.00010633484447789">
            <text:p>0,0001063</text:p>
          </table:table-cell>
          <table:table-cell table:formula="of:=[.B67]" office:value-type="float" office:value="0.00010633484447789">
            <text:p>0,0001063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style-name="ce5" table:formula="of:=[.M28]" office:value-type="float" office:value="0.000101636841048442">
            <text:p>0,0001016</text:p>
          </table:table-cell>
          <table:table-cell table:formula="of:=[.B68]" office:value-type="float" office:value="0.000101636841048442">
            <text:p>0,0001016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f:=[.M29]" office:value-type="float" office:value="-0.0000633544176716248">
            <text:p>-0,0000634</text:p>
          </table:table-cell>
          <table:table-cell table:formula="of:=[.B69]" office:value-type="float" office:value="-0.0000633544176716248">
            <text:p>-0,0000634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f:=[.M30]" office:value-type="float" office:value="-0.0000680881604969172">
            <text:p>-0,0000681</text:p>
          </table:table-cell>
          <table:table-cell table:formula="of:=[.B70]" office:value-type="float" office:value="-0.0000680881604969172">
            <text:p>-0,0000681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f:=[.M31]" office:value-type="float" office:value="-0.0000559669420144543">
            <text:p>-0,0000560</text:p>
          </table:table-cell>
          <table:table-cell table:formula="of:=[.B71]" office:value-type="float" office:value="-0.0000559669420144543">
            <text:p>-0,0000560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f:=[.M32]" office:value-type="float" office:value="-0.0000540190095451187">
            <text:p>-0,0000540</text:p>
          </table:table-cell>
          <table:table-cell table:formula="of:=[.B72]" office:value-type="float" office:value="-0.0000540190095451187">
            <text:p>-0,0000540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f:=[.M33]" office:value-type="float" office:value="-0.0000594588236963654">
            <text:p>-0,0000595</text:p>
          </table:table-cell>
          <table:table-cell table:formula="of:=[.B73]" office:value-type="float" office:value="-0.0000594588236963654">
            <text:p>-0,0000595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M34]" office:value-type="float" office:value="-0.0000654581588018855">
            <text:p>-0,0000655</text:p>
          </table:table-cell>
          <table:table-cell table:formula="of:=[.B76]" office:value-type="float" office:value="-0.000280586352985736">
            <text:p>-0,0002806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M35]" office:value-type="float" office:value="-0.0000690732283454109">
            <text:p>-0,0000691</text:p>
          </table:table-cell>
          <table:table-cell table:formula="of:=[.B77]" office:value-type="float" office:value="-0.000251635553217896">
            <text:p>-0,0002516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M36]" office:value-type="float" office:value="-0.000280586352985736">
            <text:p>-0,0002806</text:p>
          </table:table-cell>
          <table:table-cell table:formula="of:=[.B76]" office:value-type="float" office:value="-0.000280586352985736">
            <text:p>-0,0002806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M37]" office:value-type="float" office:value="-0.000251635553217896">
            <text:p>-0,0002516</text:p>
          </table:table-cell>
          <table:table-cell table:formula="of:=[.B77]" office:value-type="float" office:value="-0.000251635553217896">
            <text:p>-0,0002516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M38]" office:value-type="float" office:value="-0.000240476378145977">
            <text:p>-0,0002405</text:p>
          </table:table-cell>
          <table:table-cell table:formula="of:=[.B79]" office:value-type="float" office:value="-0.000522442437879001">
            <text:p>-0,0005224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M39]" office:value-type="float" office:value="-0.000522442437879001">
            <text:p>-0,0005224</text:p>
          </table:table-cell>
          <table:table-cell table:formula="of:=[.B79]" office:value-type="float" office:value="-0.000522442437879001">
            <text:p>-0,0005224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M40]" office:value-type="float" office:value="-0.000482955900496564">
            <text:p>-0,0004830</text:p>
          </table:table-cell>
          <table:table-cell table:formula="of:=[.B80]" office:value-type="float" office:value="-0.000482955900496564">
            <text:p>-0,0004830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M41]" office:value-type="float" office:value="-0.000454413661549704">
            <text:p>-0,0004544</text:p>
          </table:table-cell>
          <table:table-cell table:formula="of:=[.B81]" office:value-type="float" office:value="-0.000454413661549704">
            <text:p>-0,0004544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M42]" office:value-type="float" office:value="-0.000339339819741091">
            <text:p>-0,0003393</text:p>
          </table:table-cell>
          <table:table-cell table:formula="of:=[.B82]*2" office:value-type="float" office:value="-0.000678679639482183">
            <text:p>-0,0006787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M43]" office:value-type="float" office:value="-0.000311300603029377">
            <text:p>-0,0003113</text:p>
          </table:table-cell>
          <table:table-cell table:formula="of:=[.B83]*2.1" office:value-type="float" office:value="-0.000653731266361691">
            <text:p>-0,0006537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M44]" office:value-type="float" office:value="-0.000327945698447738">
            <text:p>-0,0003279</text:p>
          </table:table-cell>
          <table:table-cell table:formula="of:=[.B84]*2.1" office:value-type="float" office:value="-0.000688685966740249">
            <text:p>-0,0006887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M45]" office:value-type="float" office:value="-0.000320108807743007">
            <text:p>-0,0003201</text:p>
          </table:table-cell>
          <table:table-cell table:formula="of:=[.B85]*2.1" office:value-type="float" office:value="-0.000672228496260314">
            <text:p>-0,0006722</text:p>
          </table:table-cell>
          <table:table-cell table:style-name="ce5"/>
          <table:table-cell table:number-columns-repeated="14"/>
        </table:table-row>
        <table:table-row table:style-name="ro1">
          <table:table-cell table:style-name="Default"/>
          <table:table-cell table:style-name="Default" table:formula="of:=[.M46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47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48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49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0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1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2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3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4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5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6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7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8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59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60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61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Default" table:formula="of:=[.M62]" office:value-type="float" office:value="0">
            <text:p>0</text:p>
          </table:table-cell>
          <table:table-cell table:style-name="Default" table:number-columns-repeated="2"/>
          <table:table-cell table:number-columns-repeated="1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 number:grouping="true"/>
    </number:number-style>
    <number:number-style style:name="N111">
      <number:number number:decimal-places="3" number:min-integer-digits="1" number:grouping="true"/>
    </number:number-style>
    <number:number-style style:name="N112">
      <number:number number:decimal-places="7" number:min-integer-digits="1" number:grouping="true"/>
    </number:number-style>
    <number:number-style style:name="N113">
      <number:number number:decimal-places="5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12.10.2012</text:date>, <text:time>18:04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Leute</meta:initial-creator>
    <meta:creation-date>2012-10-12T15:45:36.55</meta:creation-date>
    <dc:date>2012-10-12T18:03:58.52</dc:date>
    <dc:creator>Richard Leute</dc:creator>
    <meta:editing-duration>PT13M16S</meta:editing-duration>
    <meta:editing-cycles>1</meta:editing-cycles>
    <meta:generator>OpenOffice.org/3.3$Win32 OpenOffice.org_project/330m20$Build-9567</meta:generator>
    <meta:document-statistic meta:table-count="3" meta:cell-count="6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3.712cm" chart:style-name="ch2"/>
        <chart:plot-area chart:style-name="ch3" table:cell-range-address="Tabelle1.Q7:Tabelle1.Q45 Tabelle1.P8:Tabelle1.P45" chart:data-source-has-labels="column" svg:x="0.006cm" svg:y="0.853cm" svg:width="12.919cm" svg:height="7.084cm">
          <chartooo:coordinate-region svg:x="1.395cm" svg:y="1.066cm" svg:width="11.343cm" svg:height="6.659cm"/>
          <chart:axis chart:dimension="x" chart:name="primary-x" chart:style-name="ch4">
            <chart:categories table:cell-range-address="Tabelle1.Q7:Tabelle1.Q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P8:Tabelle1.P45" chart:class="chart:scatter">
            <chart:domain table:cell-range-address="Tabelle1.Q8:Tabelle1.Q45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Q</text:p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elle1.Q7:Tabelle1.Q7</svg:desc>
                </draw:g>
              </table:table-cell>
              <table:table-cell office:value-type="float" office:value="9">
                <text:p>9</text:p>
                <draw:g>
                  <svg:desc>Tabelle1.Q8:Tabelle1.Q45</svg:desc>
                </draw:g>
              </table:table-cell>
              <table:table-cell office:value-type="float" office:value="0.000237830761950403">
                <text:p>0.000237830761950403</text:p>
                <draw:g>
                  <svg:desc>Tabelle1.P8:Tabelle1.P45</svg:desc>
                </draw:g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15960102778132">
                <text:p>0.0001596010277813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0192967717712421">
                <text:p>0.00019296771771242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0281816007855621">
                <text:p>0.00028181600785562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0109029230069865">
                <text:p>0.00010902923006986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-0.0000601774706848961">
                <text:p>-0.000060177470684896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-0.000166688323337732">
                <text:p>-0.00016668832333773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-0.000425072094517811">
                <text:p>-0.00042507209451781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-0.000324673732240303">
                <text:p>-0.00032467373224030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15cm" svg:y="4.192cm" chart:style-name="ch2"/>
        <chart:plot-area chart:style-name="ch3" table:cell-range-address="Tabelle1.F8:Tabelle1.F45 Tabelle1.M8:Tabelle1.M45" svg:x="1.662cm" svg:y="0.958cm" svg:width="11.814cm" svg:height="6.954cm">
          <chartooo:coordinate-region svg:x="3.606cm" svg:y="1.17cm" svg:width="9.683cm" svg:height="6.53cm"/>
          <chart:axis chart:dimension="x" chart:name="primary-x" chart:style-name="ch4">
            <chart:title svg:x="7.459cm" svg:y="8.093cm" chart:style-name="ch5">
              <text:p>r</text:p>
            </chart:title>
          </chart:axis>
          <chart:axis chart:dimension="y" chart:name="primary-y" chart:style-name="ch6">
            <chart:title svg:x="0.755cm" svg:y="5.088cm" chart:style-name="ch7">
              <text:p>wp*wf/G</text:p>
            </chart:title>
            <chart:grid chart:style-name="ch8" chart:class="major"/>
          </chart:axis>
          <chart:series chart:style-name="ch9" chart:values-cell-range-address="Tabelle1.M8:Tabelle1.M45" chart:class="chart:scatter">
            <chart:domain table:cell-range-address="Tabelle1.F8:Tabelle1.F45"/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Tabelle1.F8:Tabelle1.F45</svg:desc>
                </draw:g>
              </table:table-cell>
              <table:table-cell office:value-type="float" office:value="0.000316600981595566">
                <text:p>0.000316600981595566</text:p>
                <draw:g>
                  <svg:desc>Tabelle1.M8:Tabelle1.M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217423930350484">
                <text:p>0.000217423930350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000208339107135121">
                <text:p>0.000208339107135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0208959028720438">
                <text:p>0.000208959028720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154146853834078">
                <text:p>0.000154146853834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00154636141683418">
                <text:p>0.000154636141683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0164893648171017">
                <text:p>0.000164893648171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164727467436767">
                <text:p>0.000164727467436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000119424498935192">
                <text:p>0.000119424498935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00119381361546413">
                <text:p>0.000119381361546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.000412387599802511">
                <text:p>0.000412387599802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.000120677410565566">
                <text:p>0.000120677410565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0295820625451673">
                <text:p>0.000295820625451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00029111532739247">
                <text:p>0.00029111532739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000276657491849194">
                <text:p>0.000276657491849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.000263670586729147">
                <text:p>0.000263670586729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00011717890453961">
                <text:p>0.00011717890453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00010335895233491">
                <text:p>0.00010335895233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000116636607948472">
                <text:p>0.000116636607948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0010633484447789">
                <text:p>0.00010633484447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00101636841048442">
                <text:p>0.000101636841048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-0.0000633544176716248">
                <text:p>-0.0000633544176716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-0.0000680881604969172">
                <text:p>-0.0000680881604969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-0.0000559669420144543">
                <text:p>-0.0000559669420144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-0.0000540190095451187">
                <text:p>-0.0000540190095451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-0.0000594588236963654">
                <text:p>-0.00005945882369636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-0.0000654581588018855">
                <text:p>-0.0000654581588018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-0.0000690732283454109">
                <text:p>-0.0000690732283454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-0.000280586352985736">
                <text:p>-0.000280586352985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-0.000251635553217896">
                <text:p>-0.000251635553217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-0.000240476378145977">
                <text:p>-0.0002404763781459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-0.000522442437879001">
                <text:p>-0.000522442437879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-0.000482955900496564">
                <text:p>-0.000482955900496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-0.000454413661549704">
                <text:p>-0.00045441366154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-0.000339339819741091">
                <text:p>-0.000339339819741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0.000311300603029377">
                <text:p>-0.000311300603029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-0.000327945698447738">
                <text:p>-0.000327945698447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-0.000320108807743007">
                <text:p>-0.000320108807743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